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tnerLinkDAOImpl.setPartnerLinkModelId( int model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My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setPartnerRoleName( String partner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Partner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setPartnerLinkName( String partnerLin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PartnerRo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PartnerLinkMode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setPartnerSessionId( String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MySess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setMyRoleServiceName( QName svc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setPartnerEPR( Element partner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MyRoleServi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setMyEPR( Element myE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PartnerEP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setMyRoleName( String myRol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PartnerLink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getMyEP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tnerLinkDAOImpl.setMySessionId( String sess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